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a9b" officeooo:paragraph-rsid="0009ea9b"/>
    </style:style>
    <style:style style:name="T1" style:family="text">
      <style:text-properties officeooo:rsid="000ae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và Tên: <text:span text:style-name="T1">Nguyễn Văn Nam</text:span></text:p>
      <text:p text:style-name="P1">Vị trí: <text:span text:style-name="T1">M</text:span>ember</text:p>
      <text:p text:style-name="P1">Những kiến thức thu được từ môn học này đó là cài đặt và làm quen với hệ điều hành ubutu </text:p>
      <text:p text:style-name="P1">làm việc theo nhóm trong hệ điều hành 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7:38.261035009</meta:creation-date>
    <dc:date>2019-10-01T14:41:14.494128724</dc:date>
    <meta:editing-duration>PT6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9" meta:character-count="171" meta:non-whitespace-character-count="135"/>
  </office:meta>
</office:document-meta>
</file>